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089" officeooo:paragraph-rsid="00015089"/>
    </style:style>
    <style:style style:name="P2" style:family="paragraph" style:parent-style-name="Standard">
      <style:text-properties officeooo:paragraph-rsid="00015089"/>
    </style:style>
    <style:style style:name="P3" style:family="paragraph" style:parent-style-name="Standard">
      <style:text-properties officeooo:rsid="0001ef65" officeooo:paragraph-rsid="0001ef65"/>
    </style:style>
    <style:style style:name="P4" style:family="paragraph" style:parent-style-name="Standard">
      <style:text-properties officeooo:rsid="00015089" officeooo:paragraph-rsid="00015089"/>
    </style:style>
    <style:style style:name="T1" style:family="text">
      <style:text-properties officeooo:rsid="00037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ua o banco e as tabelas abaixo: </text:p>
      <text:p text:style-name="P2"/>
      <text:p text:style-name="Standard">Funcionarios (Codigo, PrimeiroNome,SegundoNome, UltimoNome,DataNasci, CPF, RG,Endereco, CEP, Cidade, Fone, CodigoDepartamento,Funcao, Salario)</text:p>
      <text:p text:style-name="Standard"/>
      <text:p text:style-name="Standard">Departamentos (Codigo, Nome,Localizacao,CodigoFuncionarioGerente)</text:p>
      <text:p text:style-name="P1">1 - Listar nome e sobrenome ordenado por sobrenome. </text:p>
      <text:p text:style-name="P1">2 - Listar todos os campos de funcionários ordenados por cidade. </text:p>
      <text:p text:style-name="P1">3 - Liste os funcionários que têm salário superior a R$ 1.000,00 ordenados pelo nome completo. </text:p>
      <text:p text:style-name="P1">4 - Liste o total da folha de pagamento.</text:p>
      <text:p text:style-name="P1">5 - Liste a quantidade de funcionários desta empresa. </text:p>
      <text:p text:style-name="P3">6 - Liste o salário médio pago pela empresa.</text:p>
      <text:p text:style-name="P3">7 - Liste o nome completo de todos os funcionários que não tenham segundo nome. </text:p>
      <text:p text:style-name="P3">8 - Liste os nomes dos funcionários que moram em Recife e que exerçam a função de <text:bookmark-start text:name="__DdeLink__34_3198708384"/>Telefonista<text:bookmark-end text:name="__DdeLink__34_3198708384"/>. </text:p>
      <text:p text:style-name="P3">9 - Liste os nomes dos funcionários <text:s/>que trabalham no departamento Pessoal. </text:p>
      <text:p text:style-name="P3">10 – <text:span text:style-name="T1">Liste o nome e as idades das pessoa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33:58.211915021</meta:creation-date>
    <dc:date>2024-04-08T16:45:08.108072035</dc:date>
    <meta:editing-duration>PT38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38" meta:character-count="889" meta:non-whitespace-character-count="753"/>
  </office:meta>
</office:document-meta>
</file>